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^(7,+(2,&amp;(x0,-(x0,3))))</text:p>
          </table:table-cell>
          <table:table-cell table:number-columns-repeated="22"/>
        </table:table-row>
        <table:table-row table:style-name="ro1">
          <table:table-cell table:formula="of:=IF(COLUMN()&lt;=LEN([.$A$1]);RIGHT(LEFT([.$A$1];COLUMN());1);NA())" office:value-type="string" office:string-value="^" calcext:value-type="string">
            <text:p>^</text:p>
          </table:table-cell>
          <table:table-cell table:formula="of:=IF(COLUMN()&lt;=LEN([.$A$1]);RIGHT(LEFT([.$A$1];COLUMN());1);NA())" office:value-type="string" office:string-value="(" calcext:value-type="string">
            <text:p>(</text:p>
          </table:table-cell>
          <table:table-cell table:formula="of:=IF(COLUMN()&lt;=LEN([.$A$1]);RIGHT(LEFT([.$A$1];COLUMN());1);NA())" office:value-type="string" office:string-value="7" calcext:value-type="string">
            <text:p>7</text:p>
          </table:table-cell>
          <table:table-cell table:formula="of:=IF(COLUMN()&lt;=LEN([.$A$1]);RIGHT(LEFT([.$A$1];COLUMN());1);NA())" office:value-type="string" office:string-value="," calcext:value-type="string">
            <text:p>,</text:p>
          </table:table-cell>
          <table:table-cell table:formula="of:=IF(COLUMN()&lt;=LEN([.$A$1]);RIGHT(LEFT([.$A$1];COLUMN());1);NA())" office:value-type="string" office:string-value="+" calcext:value-type="string">
            <text:p>+</text:p>
          </table:table-cell>
          <table:table-cell table:formula="of:=IF(COLUMN()&lt;=LEN([.$A$1]);RIGHT(LEFT([.$A$1];COLUMN());1);NA())" office:value-type="string" office:string-value="(" calcext:value-type="string">
            <text:p>(</text:p>
          </table:table-cell>
          <table:table-cell table:formula="of:=IF(COLUMN()&lt;=LEN([.$A$1]);RIGHT(LEFT([.$A$1];COLUMN());1);NA())" office:value-type="string" office:string-value="2" calcext:value-type="string">
            <text:p>2</text:p>
          </table:table-cell>
          <table:table-cell table:formula="of:=IF(COLUMN()&lt;=LEN([.$A$1]);RIGHT(LEFT([.$A$1];COLUMN());1);NA())" office:value-type="string" office:string-value="," calcext:value-type="string">
            <text:p>,</text:p>
          </table:table-cell>
          <table:table-cell table:formula="of:=IF(COLUMN()&lt;=LEN([.$A$1]);RIGHT(LEFT([.$A$1];COLUMN());1);NA())" office:value-type="string" office:string-value="&amp;" calcext:value-type="string">
            <text:p>&amp;</text:p>
          </table:table-cell>
          <table:table-cell table:formula="of:=IF(COLUMN()&lt;=LEN([.$A$1]);RIGHT(LEFT([.$A$1];COLUMN());1);NA())" office:value-type="string" office:string-value="(" calcext:value-type="string">
            <text:p>(</text:p>
          </table:table-cell>
          <table:table-cell table:formula="of:=IF(COLUMN()&lt;=LEN([.$A$1]);RIGHT(LEFT([.$A$1];COLUMN());1);NA())" office:value-type="string" office:string-value="x" calcext:value-type="string">
            <text:p>x</text:p>
          </table:table-cell>
          <table:table-cell table:formula="of:=IF(COLUMN()&lt;=LEN([.$A$1]);RIGHT(LEFT([.$A$1];COLUMN());1);NA())" office:value-type="string" office:string-value="0" calcext:value-type="string">
            <text:p>0</text:p>
          </table:table-cell>
          <table:table-cell table:formula="of:=IF(COLUMN()&lt;=LEN([.$A$1]);RIGHT(LEFT([.$A$1];COLUMN());1);NA())" office:value-type="string" office:string-value="," calcext:value-type="string">
            <text:p>,</text:p>
          </table:table-cell>
          <table:table-cell table:formula="of:=IF(COLUMN()&lt;=LEN([.$A$1]);RIGHT(LEFT([.$A$1];COLUMN());1);NA())" office:value-type="string" office:string-value="-" calcext:value-type="string">
            <text:p>-</text:p>
          </table:table-cell>
          <table:table-cell table:formula="of:=IF(COLUMN()&lt;=LEN([.$A$1]);RIGHT(LEFT([.$A$1];COLUMN());1);NA())" office:value-type="string" office:string-value="(" calcext:value-type="string">
            <text:p>(</text:p>
          </table:table-cell>
          <table:table-cell table:formula="of:=IF(COLUMN()&lt;=LEN([.$A$1]);RIGHT(LEFT([.$A$1];COLUMN());1);NA())" office:value-type="string" office:string-value="x" calcext:value-type="string">
            <text:p>x</text:p>
          </table:table-cell>
          <table:table-cell table:formula="of:=IF(COLUMN()&lt;=LEN([.$A$1]);RIGHT(LEFT([.$A$1];COLUMN());1);NA())" office:value-type="string" office:string-value="0" calcext:value-type="string">
            <text:p>0</text:p>
          </table:table-cell>
          <table:table-cell table:formula="of:=IF(COLUMN()&lt;=LEN([.$A$1]);RIGHT(LEFT([.$A$1];COLUMN());1);NA())" office:value-type="string" office:string-value="," calcext:value-type="string">
            <text:p>,</text:p>
          </table:table-cell>
          <table:table-cell table:formula="of:=IF(COLUMN()&lt;=LEN([.$A$1]);RIGHT(LEFT([.$A$1];COLUMN());1);NA())" office:value-type="string" office:string-value="3" calcext:value-type="string">
            <text:p>3</text:p>
          </table:table-cell>
          <table:table-cell table:formula="of:=IF(COLUMN()&lt;=LEN([.$A$1]);RIGHT(LEFT([.$A$1];COLUMN());1);NA())" office:value-type="string" office:string-value=")" calcext:value-type="string">
            <text:p>)</text:p>
          </table:table-cell>
          <table:table-cell table:formula="of:=IF(COLUMN()&lt;=LEN([.$A$1]);RIGHT(LEFT([.$A$1];COLUMN());1);NA())" office:value-type="string" office:string-value=")" calcext:value-type="string">
            <text:p>)</text:p>
          </table:table-cell>
          <table:table-cell table:formula="of:=IF(COLUMN()&lt;=LEN([.$A$1]);RIGHT(LEFT([.$A$1];COLUMN());1);NA())" office:value-type="string" office:string-value=")" calcext:value-type="string">
            <text:p>)</text:p>
          </table:table-cell>
          <table:table-cell table:formula="of:=IF(COLUMN()&lt;=LEN([.$A$1]);RIGHT(LEFT([.$A$1];COLUMN());1);NA())" office:value-type="string" office:string-value=")" calcext:value-type="string">
            <text:p>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B2]=&quot;(&quot;;[.A3]+1;IF([.B2]=&quot;)&quot;;[.A3]-1;[.A3]))" office:value-type="float" office:value="1" calcext:value-type="float">
            <text:p>1</text:p>
          </table:table-cell>
          <table:table-cell table:formula="of:=IF([.C2]=&quot;(&quot;;[.B3]+1;IF([.C2]=&quot;)&quot;;[.B3]-1;[.B3]))" office:value-type="float" office:value="1" calcext:value-type="float">
            <text:p>1</text:p>
          </table:table-cell>
          <table:table-cell table:formula="of:=IF([.D2]=&quot;(&quot;;[.C3]+1;IF([.D2]=&quot;)&quot;;[.C3]-1;[.C3]))" office:value-type="float" office:value="1" calcext:value-type="float">
            <text:p>1</text:p>
          </table:table-cell>
          <table:table-cell table:formula="of:=IF([.E2]=&quot;(&quot;;[.D3]+1;IF([.E2]=&quot;)&quot;;[.D3]-1;[.D3]))" office:value-type="float" office:value="1" calcext:value-type="float">
            <text:p>1</text:p>
          </table:table-cell>
          <table:table-cell table:formula="of:=IF([.F2]=&quot;(&quot;;[.E3]+1;IF([.F2]=&quot;)&quot;;[.E3]-1;[.E3]))" office:value-type="float" office:value="2" calcext:value-type="float">
            <text:p>2</text:p>
          </table:table-cell>
          <table:table-cell table:formula="of:=IF([.G2]=&quot;(&quot;;[.F3]+1;IF([.G2]=&quot;)&quot;;[.F3]-1;[.F3]))" office:value-type="float" office:value="2" calcext:value-type="float">
            <text:p>2</text:p>
          </table:table-cell>
          <table:table-cell table:formula="of:=IF([.H2]=&quot;(&quot;;[.G3]+1;IF([.H2]=&quot;)&quot;;[.G3]-1;[.G3]))" office:value-type="float" office:value="2" calcext:value-type="float">
            <text:p>2</text:p>
          </table:table-cell>
          <table:table-cell table:formula="of:=IF([.I2]=&quot;(&quot;;[.H3]+1;IF([.I2]=&quot;)&quot;;[.H3]-1;[.H3]))" office:value-type="float" office:value="2" calcext:value-type="float">
            <text:p>2</text:p>
          </table:table-cell>
          <table:table-cell table:formula="of:=IF([.J2]=&quot;(&quot;;[.I3]+1;IF([.J2]=&quot;)&quot;;[.I3]-1;[.I3]))" office:value-type="float" office:value="3" calcext:value-type="float">
            <text:p>3</text:p>
          </table:table-cell>
          <table:table-cell table:formula="of:=IF([.K2]=&quot;(&quot;;[.J3]+1;IF([.K2]=&quot;)&quot;;[.J3]-1;[.J3]))" office:value-type="float" office:value="3" calcext:value-type="float">
            <text:p>3</text:p>
          </table:table-cell>
          <table:table-cell table:formula="of:=IF([.L2]=&quot;(&quot;;[.K3]+1;IF([.L2]=&quot;)&quot;;[.K3]-1;[.K3]))" office:value-type="float" office:value="3" calcext:value-type="float">
            <text:p>3</text:p>
          </table:table-cell>
          <table:table-cell table:formula="of:=IF([.M2]=&quot;(&quot;;[.L3]+1;IF([.M2]=&quot;)&quot;;[.L3]-1;[.L3]))" office:value-type="float" office:value="3" calcext:value-type="float">
            <text:p>3</text:p>
          </table:table-cell>
          <table:table-cell table:formula="of:=IF([.N2]=&quot;(&quot;;[.M3]+1;IF([.N2]=&quot;)&quot;;[.M3]-1;[.M3]))" office:value-type="float" office:value="3" calcext:value-type="float">
            <text:p>3</text:p>
          </table:table-cell>
          <table:table-cell table:formula="of:=IF([.O2]=&quot;(&quot;;[.N3]+1;IF([.O2]=&quot;)&quot;;[.N3]-1;[.N3]))" office:value-type="float" office:value="4" calcext:value-type="float">
            <text:p>4</text:p>
          </table:table-cell>
          <table:table-cell table:formula="of:=IF([.P2]=&quot;(&quot;;[.O3]+1;IF([.P2]=&quot;)&quot;;[.O3]-1;[.O3]))" office:value-type="float" office:value="4" calcext:value-type="float">
            <text:p>4</text:p>
          </table:table-cell>
          <table:table-cell table:formula="of:=IF([.Q2]=&quot;(&quot;;[.P3]+1;IF([.Q2]=&quot;)&quot;;[.P3]-1;[.P3]))" office:value-type="float" office:value="4" calcext:value-type="float">
            <text:p>4</text:p>
          </table:table-cell>
          <table:table-cell table:formula="of:=IF([.R2]=&quot;(&quot;;[.Q3]+1;IF([.R2]=&quot;)&quot;;[.Q3]-1;[.Q3]))" office:value-type="float" office:value="4" calcext:value-type="float">
            <text:p>4</text:p>
          </table:table-cell>
          <table:table-cell table:formula="of:=IF([.S2]=&quot;(&quot;;[.R3]+1;IF([.S2]=&quot;)&quot;;[.R3]-1;[.R3]))" office:value-type="float" office:value="4" calcext:value-type="float">
            <text:p>4</text:p>
          </table:table-cell>
          <table:table-cell table:formula="of:=IF([.T2]=&quot;(&quot;;[.S3]+1;IF([.T2]=&quot;)&quot;;[.S3]-1;[.S3]))" office:value-type="float" office:value="3" calcext:value-type="float">
            <text:p>3</text:p>
          </table:table-cell>
          <table:table-cell table:formula="of:=IF([.U2]=&quot;(&quot;;[.T3]+1;IF([.U2]=&quot;)&quot;;[.T3]-1;[.T3]))" office:value-type="float" office:value="2" calcext:value-type="float">
            <text:p>2</text:p>
          </table:table-cell>
          <table:table-cell table:formula="of:=IF([.V2]=&quot;(&quot;;[.U3]+1;IF([.V2]=&quot;)&quot;;[.U3]-1;[.U3]))" office:value-type="float" office:value="1" calcext:value-type="float">
            <text:p>1</text:p>
          </table:table-cell>
          <table:table-cell table:formula="of:=IF([.W2]=&quot;(&quot;;[.V3]+1;IF([.W2]=&quot;)&quot;;[.V3]-1;[.V3]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22:45:46.501211486</meta:creation-date>
    <dc:date>2020-11-23T22:47:35.459510749</dc:date>
    <meta:editing-duration>PT1M48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